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41A000000423576346A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DejaVu Serif1" svg:font-family="'DejaVu Serif'" style:font-family-generic="roman" style:font-pitch="variable"/>
    <style:font-face style:name="DejaVu Serif" svg:font-family="'DejaVu Serif'" style:font-adornments="Book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 style:master-page-name="Standard">
      <style:table-properties style:width="17.903cm" style:page-number="auto" table:align="margins" style:writing-mode="lr-tb"/>
    </style:style>
    <style:style style:name="Tabla1.A" style:family="table-column">
      <style:table-column-properties style:column-width="17.903cm" style:rel-column-width="65535*"/>
    </style:style>
    <style:style style:name="Tabla1.A1" style:family="table-cell">
      <style:table-cell-properties fo:padding="0.097cm" fo:border-left="none" fo:border-right="none" fo:border-top="none" fo:border-bottom="2.5pt solid #000000"/>
    </style:style>
    <style:style style:name="Table3" style:family="table">
      <style:table-properties style:width="17.903cm" table:align="margins" style:writing-mode="lr-tb"/>
    </style:style>
    <style:style style:name="Table3.A" style:family="table-column">
      <style:table-column-properties style:column-width="17.903cm" style:rel-column-width="65535*"/>
    </style:style>
    <style:style style:name="Table3.A1" style:family="table-cell">
      <style:table-cell-properties fo:padding="0.097cm" fo:border-left="none" fo:border-right="none" fo:border-top="none" fo:border-bottom="1pt solid #000000"/>
    </style:style>
    <style:style style:name="Table1" style:family="table">
      <style:table-properties style:width="17.903cm" table:align="margins" style:writing-mode="lr-tb"/>
    </style:style>
    <style:style style:name="Table1.A" style:family="table-column">
      <style:table-column-properties style:column-width="17.903cm" style:rel-column-width="65535*"/>
    </style:style>
    <style:style style:name="Table1.A1" style:family="table-cell">
      <style:table-cell-properties fo:padding="0.097cm" fo:border="0.05pt solid #000000"/>
    </style:style>
    <style:style style:name="Table2" style:family="table">
      <style:table-properties style:width="17.903cm" table:align="margins" style:writing-mode="lr-tb"/>
    </style:style>
    <style:style style:name="Table2.A" style:family="table-column">
      <style:table-column-properties style:column-width="17.903cm" style:rel-column-width="65535*"/>
    </style:style>
    <style:style style:name="Table2.A1" style:family="table-cell">
      <style:table-cell-properties fo:padding="0.097cm" fo:border="0.05pt solid #000000"/>
    </style:style>
    <style:style style:name="Table6" style:family="table">
      <style:table-properties style:width="17.903cm" table:align="margins" style:writing-mode="lr-tb"/>
    </style:style>
    <style:style style:name="Table6.A" style:family="table-column">
      <style:table-column-properties style:column-width="17.903cm" style:rel-column-width="65535*"/>
    </style:style>
    <style:style style:name="Table6.A1" style:family="table-cell">
      <style:table-cell-properties fo:padding="0.097cm" fo:border="0.05pt solid #000000"/>
    </style:style>
    <style:style style:name="Table8" style:family="table">
      <style:table-properties style:width="17.903cm" table:align="margins" style:writing-mode="lr-tb"/>
    </style:style>
    <style:style style:name="Table8.A" style:family="table-column">
      <style:table-column-properties style:column-width="17.903cm" style:rel-column-width="65535*"/>
    </style:style>
    <style:style style:name="Table8.A1" style:family="table-cell">
      <style:table-cell-properties fo:padding="0.097cm" fo:border="0.05pt solid #000000"/>
    </style:style>
    <style:style style:name="Table9" style:family="table">
      <style:table-properties style:width="17.903cm" table:align="margins" style:writing-mode="lr-tb"/>
    </style:style>
    <style:style style:name="Table9.A" style:family="table-column">
      <style:table-column-properties style:column-width="17.903cm" style:rel-column-width="65535*"/>
    </style:style>
    <style:style style:name="Table9.A1" style:family="table-cell">
      <style:table-cell-properties fo:padding="0.097cm" fo:border="0.05pt solid #000000"/>
    </style:style>
    <style:style style:name="Table10" style:family="table">
      <style:table-properties style:width="17.903cm" table:align="margins" style:writing-mode="lr-tb"/>
    </style:style>
    <style:style style:name="Table10.A" style:family="table-column">
      <style:table-column-properties style:column-width="17.903cm" style:rel-column-width="65535*"/>
    </style:style>
    <style:style style:name="Table10.A1" style:family="table-cell">
      <style:table-cell-properties fo:padding="0.097cm" fo:border="0.05pt solid #000000"/>
    </style:style>
    <style:style style:name="Table12" style:family="table">
      <style:table-properties style:width="17.903cm" table:align="margins" style:writing-mode="lr-tb"/>
    </style:style>
    <style:style style:name="Table12.A" style:family="table-column">
      <style:table-column-properties style:column-width="17.903cm" style:rel-column-width="65535*"/>
    </style:style>
    <style:style style:name="Table12.A1" style:family="table-cell">
      <style:table-cell-properties fo:padding="0.097cm" fo:border="0.05pt solid #000000"/>
    </style:style>
    <style:style style:name="P1" style:family="paragraph" style:parent-style-name="Encabezado1">
      <style:paragraph-properties fo:margin-top="0cm" fo:margin-bottom="0cm" style:contextual-spacing="false" fo:line-height="100%"/>
      <style:text-properties fo:color="#999999" style:font-name="Arial" fo:font-size="10pt" style:font-size-asian="10pt" style:font-size-complex="10pt"/>
    </style:style>
    <style:style style:name="P2" style:family="paragraph" style:parent-style-name="Encabezado1">
      <style:paragraph-properties fo:margin-top="0cm" fo:margin-bottom="0cm" style:contextual-spacing="false" fo:line-height="100%"/>
      <style:text-properties fo:color="#999999"/>
    </style:style>
    <style:style style:name="P3" style:family="paragraph" style:parent-style-name="Pie_20_de_20_página1">
      <style:text-properties style:font-name="Arial" fo:font-size="10pt" style:font-size-asian="10pt" style:font-size-complex="10pt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text-properties style:font-name="DejaVu Serif1" fo:font-size="10pt" style:font-size-asian="10pt" style:font-name-complex="Tahoma" style:font-size-complex="10pt"/>
    </style:style>
    <style:style style:name="P6" style:family="paragraph" style:parent-style-name="Heading">
      <style:text-properties fo:font-size="18pt" style:font-size-asian="18pt" style:font-size-complex="18pt"/>
    </style:style>
    <style:style style:name="P7" style:family="paragraph" style:parent-style-name="Table_20_Contents">
      <style:text-properties officeooo:rsid="0012967d" officeooo:paragraph-rsid="0012967d"/>
    </style:style>
    <style:style style:name="P8" style:family="paragraph" style:parent-style-name="Table_20_Contents">
      <style:text-properties officeooo:rsid="00130fe8" officeooo:paragraph-rsid="00130fe8"/>
    </style:style>
    <style:style style:name="P9" style:family="paragraph" style:parent-style-name="Table_20_Contents">
      <style:text-properties officeooo:rsid="0015fdba" officeooo:paragraph-rsid="0015fdba"/>
    </style:style>
    <style:style style:name="P10" style:family="paragraph" style:parent-style-name="Table_20_Contents">
      <style:text-properties officeooo:rsid="0016f66f" officeooo:paragraph-rsid="0016f66f"/>
    </style:style>
    <style:style style:name="P11" style:family="paragraph" style:parent-style-name="Standard" style:master-page-name="Standard">
      <style:paragraph-properties fo:margin-top="0.3cm" fo:margin-bottom="0.15cm" style:contextual-spacing="false" fo:text-align="justify" style:justify-single-word="false" style:page-number="auto" fo:keep-with-next="always"/>
      <style:text-properties style:use-window-font-color="true" style:font-name="Arial" fo:font-size="24pt" fo:font-weight="bold" style:font-size-asian="24pt" style:font-weight-asian="bold" style:font-name-complex="Tahoma" style:font-size-complex="24pt"/>
    </style:style>
    <style:style style:name="P12" style:family="paragraph" style:parent-style-name="Table_20_Contents">
      <style:text-properties officeooo:rsid="00171f89" officeooo:paragraph-rsid="00171f89"/>
    </style:style>
    <style:style style:name="P13" style:family="paragraph" style:parent-style-name="Table_20_Contents">
      <style:text-properties officeooo:rsid="001895ba" officeooo:paragraph-rsid="001895ba"/>
    </style:style>
    <style:style style:name="P14" style:family="paragraph" style:parent-style-name="Table_20_Contents">
      <style:text-properties officeooo:paragraph-rsid="001895ba"/>
    </style:style>
    <style:style style:name="T1" style:family="text">
      <style:text-properties fo:color="#99999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6f66f"/>
    </style:style>
    <style:style style:name="fr1" style:family="graphic" style:parent-style-name="Graphics">
      <style:graphic-properties style:run-through="background" style:wrap="run-through" style:number-wrapped-paragraphs="no-limit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row>
          <table:table-cell table:style-name="Tabla1.A1" office:value-type="string">
            <text:p text:style-name="P11"><draw:frame draw:style-name="fr1" draw:name="graphics1" text:anchor-type="paragraph" svg:width="17.709cm" svg:height="1.113cm" draw:z-index="0"><draw:image xlink:href="Pictures/100002010000041A000000423576346A.png" xlink:type="simple" xlink:show="embed" xlink:actuate="onLoad"/></draw:frame>Sistemas Operativos</text:p>
          </table:table-cell>
        </table:table-row>
      </table:table>
      <table:table table:name="Table3" table:style-name="Table3">
        <table:table-column table:style-name="Table3.A"/>
        <table:table-row>
          <table:table-cell table:style-name="Table3.A1" office:value-type="string">
            <text:p text:style-name="P6">Formulario de auto-evaluación</text:p>
            <text:p text:style-name="Heading">Molulo 2. Sesión 2. Llamadas al sistema para el S.Archivos Parte II</text:p>
          </table:table-cell>
        </table:table-row>
      </table:table>
      <text:p text:style-name="Standard"/>
      <text:p text:style-name="P4">Nombre y apellidos: 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7">Emilio Chica Jiménez</text:p>
          </table:table-cell>
        </table:table-row>
      </table:table>
      <text:p text:style-name="Standard"/>
      <text:p text:style-name="P4">a) Cuestionario de actitud frente al trabajo.</text:p>
      <text:p text:style-name="Standard">El tiempo que he dedicado a la preparación de la sesión antes de asistir al laboratorio ha sido de …... minutos.</text:p>
      <text:p text:style-name="Standard">1. He resuelto todas las dudas que tenía antes de iniciar la sesión de prácticas: …... (si/no). En caso de haber contestado “no”, indica los motivos por los que no las has resuelto: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Standard">2. Tengo que trabajar algo más los conceptos sobre: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Standard">3. Comentarios y sugerencias:</text:p>
      <table:table table:name="Table8" table:style-name="Table8">
        <table:table-column table:style-name="Table8.A"/>
        <table:table-row>
          <table:table-cell table:style-name="Table8.A1" office:value-type="string"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P4"><text:soft-page-break/>b) Cuestionario de conocimientos adquiridos.</text:p>
      <text:p text:style-name="Standard">Mi solución al <text:span text:style-name="T2">ejercicio 1</text:span> ha sido:</text:p>
      <table:table table:name="Table9" table:style-name="Table9">
        <table:table-column table:style-name="Table9.A"/>
        <table:table-row>
          <table:table-cell table:style-name="Table9.A1" office:value-type="string">
            <text:p text:style-name="P8">Abre dos archivos y les cambia los permisos del siguiente modo:</text:p>
            <text:p text:style-name="P8">Crea ambos archivos de modo que si existen los sobreescribe y los abre para escritura solamente.</text:p>
            <text:p text:style-name="P8">Al archivo2 le aplica un mascara con umask, y a partir de esta instrucción todos los archivos que se abran o se creen se establecerán con esta mascara: 0666 &amp; ~0000 = 0666.</text:p>
            <text:p text:style-name="P9">Ahora asigna los atributos del archivo1 a un stat llamado atributos.</text:p>
            <text:p text:style-name="P9">Cambia los permisos del archivo1 con chmod le quita los permisos de ejecución al grupo y establece que el archivo adquiera los permisos del grupo asignado al fichero.</text:p>
            <text:p text:style-name="P9">Cambia los permisos del archivo2 a lectura, escritura y ejecución de usuario, lectura y escritura de grupo, y lectura de otros.</text:p>
            <text:p text:style-name="P8"><text:s/></text:p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Standard">Mi solución a la <text:span text:style-name="T2">ejercicio 2</text:span> ha sido:</text:p>
      <table:table table:name="Table10" table:style-name="Table10">
        <table:table-column table:style-name="Table10.A"/>
        <table:table-row>
          <table:table-cell table:style-name="Table10.A1" office:value-type="string">
            <text:p text:style-name="Table_20_Contents">//<text:span text:style-name="T3">PARA MEJOR LECTURA SE INCLUYE EL .C</text:span></text:p>
            <text:p text:style-name="P12">#include &lt;sys/types.h&gt;</text:p>
            <text:p text:style-name="P12">#include &lt;dirent.h&gt;</text:p>
            <text:p text:style-name="P12">#include &lt;stdio.h&gt;</text:p>
            <text:p text:style-name="P12">#include &lt;sys/stat.h&gt;</text:p>
            <text:p text:style-name="P12">#include &lt;unistd.h&gt;</text:p>
            <text:p text:style-name="P12"></text:p>
            <text:p text:style-name="P12"></text:p>
            <text:p text:style-name="P12">int main(int argc, char * argv[]){</text:p>
            <text:p text:style-name="P12"></text:p>
            <text:p text:style-name="P12"><text:tab/>if(argc!=3){</text:p>
            <text:p text:style-name="P12"><text:tab/><text:tab/>printf("\nSintaxis de ejecucion: ./ejercicio2 [&lt;nombre_directorio&gt;] [&lt;permisos_octal&gt;]\n\n");</text:p>
            <text:p text:style-name="P12"><text:soft-page-break/><text:tab/><text:tab/>exit(-1);</text:p>
            <text:p text:style-name="P12"></text:p>
            <text:p text:style-name="P12"><text:tab/>}else</text:p>
            <text:p text:style-name="P12"><text:tab/>{</text:p>
            <text:p text:style-name="P12"><text:tab/><text:tab/>struct stat atributos;</text:p>
            <text:p text:style-name="P12"><text:tab/><text:tab/>char * directorio = argv[1];</text:p>
            <text:p text:style-name="P12"><text:tab/><text:tab/>int permisos = strtol(argv[2],NULL,8);</text:p>
            <text:p text:style-name="P12"><text:tab/><text:tab/>DIR* direc= opendir(directorio);</text:p>
            <text:p text:style-name="P12"><text:tab/><text:tab/>if (direc == NULL) {</text:p>
            <text:p text:style-name="P12"><text:tab/><text:tab/> <text:s text:c="3"/>perror("opendir");</text:p>
            <text:p text:style-name="P12"><text:tab/><text:tab/> <text:s text:c="3"/>exit(-1);</text:p>
            <text:p text:style-name="P12"><text:tab/><text:tab/>}</text:p>
            <text:p text:style-name="P12"><text:tab/><text:tab/>struct dirent * entrada; </text:p>
            <text:p text:style-name="P12"><text:tab/><text:tab/>char * nameArchiCompleto[100];</text:p>
            <text:p text:style-name="P12"><text:tab/><text:tab/>while((entrada=readdir(direc))!=NULL){</text:p>
            <text:p text:style-name="P12"><text:tab/><text:tab/><text:tab/>strcpy(nameArchiCompleto, directorio);<text:tab/></text:p>
            <text:p text:style-name="P12"><text:tab/><text:tab/><text:tab/>char * nombre = entrada-&gt;d_name;<text:tab/></text:p>
            <text:p text:style-name="P12"><text:tab/><text:tab/><text:tab/>strcat(nameArchiCompleto,"/");<text:tab/></text:p>
            <text:p text:style-name="P12"><text:tab/><text:tab/><text:tab/>strcat(nameArchiCompleto,nombre);</text:p>
            <text:p text:style-name="P12"><text:tab/><text:tab/><text:tab/>if(stat(nameArchiCompleto,&amp;atributos)&lt;0)</text:p>
            <text:p text:style-name="P12"><text:tab/><text:tab/><text:tab/>{</text:p>
            <text:p text:style-name="P12"><text:tab/><text:tab/><text:tab/><text:tab/>perror("stat");</text:p>
            <text:p text:style-name="P12"><text:tab/><text:tab/><text:tab/><text:tab/>exit(-1);</text:p>
            <text:p text:style-name="P12"><text:tab/><text:tab/><text:tab/>}</text:p>
            <text:p text:style-name="P12"><text:tab/><text:tab/><text:tab/></text:p>
            <text:p text:style-name="P12"><text:tab/><text:tab/><text:tab/>printf("%s : %o %o ",nombre, atributos.st_mode, permisos);</text:p>
            <text:p text:style-name="P12"><text:tab/><text:tab/><text:tab/>printf("\n");</text:p>
            <text:p text:style-name="P12"><text:tab/><text:tab/><text:tab/>if(chmod(nameArchiCompleto,permisos)&lt;0)</text:p>
            <text:p text:style-name="P12"><text:tab/><text:tab/><text:tab/>{</text:p>
            <text:p text:style-name="P12"><text:tab/><text:tab/><text:tab/><text:tab/>perror("chmod");</text:p>
            <text:p text:style-name="P12"><text:tab/><text:tab/><text:tab/><text:tab/>exit(-1);</text:p>
            <text:p text:style-name="P12"><text:soft-page-break/><text:tab/><text:tab/><text:tab/>}<text:tab/><text:tab/></text:p>
            <text:p text:style-name="P12"><text:tab/><text:tab/>}</text:p>
            <text:p text:style-name="P12"><text:tab/><text:tab/></text:p>
            <text:p text:style-name="P12"><text:tab/>}</text:p>
            <text:p text:style-name="P12"><text:tab/></text:p>
            <text:p text:style-name="P12">}</text:p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Standard">Mi solución a la <text:span text:style-name="T2">ejercicio 3</text:span> ha sido:</text:p>
      <table:table table:name="Table12" table:style-name="Table12">
        <table:table-column table:style-name="Table12.A"/>
        <table:table-row>
          <table:table-cell table:style-name="Table12.A1" office:value-type="string">
            <text:p text:style-name="P14">//<text:span text:style-name="T3">PARA MEJOR LECTURA SE INCLUYE EL .C</text:span></text:p>
            <text:p text:style-name="P13">#include &lt;sys/types.h&gt;</text:p>
            <text:p text:style-name="P13">#include &lt;dirent.h&gt;</text:p>
            <text:p text:style-name="P13">#include &lt;stdio.h&gt;</text:p>
            <text:p text:style-name="P13">#include &lt;sys/stat.h&gt;</text:p>
            <text:p text:style-name="P13">#include &lt;unistd.h&gt;</text:p>
            <text:p text:style-name="P13">#include &lt;string.h&gt;</text:p>
            <text:p text:style-name="P13"></text:p>
            <text:p text:style-name="P13">void buscar(char * dir){</text:p>
            <text:p text:style-name="P13"><text:tab/><text:tab/>int cont=0,cont2=0;</text:p>
            <text:p text:style-name="P13"><text:tab/><text:tab/>printf("DIRECTORIO: %s\n",dir);</text:p>
            <text:p text:style-name="P13"><text:tab/><text:tab/>DIR* direc= opendir(dir);</text:p>
            <text:p text:style-name="P13"><text:tab/><text:tab/>if (direc == NULL) {</text:p>
            <text:p text:style-name="P13"><text:tab/><text:tab/> <text:s text:c="3"/>perror("opendir");</text:p>
            <text:p text:style-name="P13"><text:tab/><text:tab/> <text:s text:c="3"/>exit(-1);</text:p>
            <text:p text:style-name="P13"><text:tab/><text:tab/>}</text:p>
            <text:p text:style-name="P13"><text:tab/><text:tab/>struct stat atributos;</text:p>
            <text:p text:style-name="P13"><text:tab/><text:tab/>struct dirent * entrada; </text:p>
            <text:p text:style-name="P13"><text:tab/><text:tab/>printf("Los i-nodos son:\n");</text:p>
            <text:p text:style-name="P13"><text:soft-page-break/><text:tab/><text:tab/>char new_dir[100];</text:p>
            <text:p text:style-name="P13"><text:tab/><text:tab/></text:p>
            <text:p text:style-name="P13"><text:tab/><text:tab/>while((entrada=readdir(direc))!=NULL){</text:p>
            <text:p text:style-name="P13"><text:tab/><text:tab/><text:tab/>char aux[200];</text:p>
            <text:p text:style-name="P13"><text:tab/><text:tab/><text:tab/></text:p>
            <text:p text:style-name="P13"><text:tab/><text:tab/><text:tab/>strcpy(aux,dir);</text:p>
            <text:p text:style-name="P13"><text:tab/><text:tab/><text:tab/>strcat(aux,"/");</text:p>
            <text:p text:style-name="P13"><text:tab/><text:tab/><text:tab/>strcat(aux,entrada-&gt;d_name);</text:p>
            <text:p text:style-name="P13"><text:tab/><text:tab/><text:tab/>if(stat(aux,&amp;atributos)&lt;0){</text:p>
            <text:p text:style-name="P13"><text:tab/><text:tab/><text:tab/><text:tab/>perror("stat");</text:p>
            <text:p text:style-name="P13"><text:tab/><text:tab/><text:tab/><text:tab/>exit(-1);</text:p>
            <text:p text:style-name="P13"><text:tab/><text:tab/><text:tab/>}</text:p>
            <text:p text:style-name="P13"><text:tab/><text:tab/><text:tab/>if(strcmp(entrada-&gt;d_name, ".")==0 || strcmp(entrada-&gt;d_name, "..")==0 || !S_ISDIR(atributos.st_mode))</text:p>
            <text:p text:style-name="P13"><text:tab/><text:tab/><text:tab/>{</text:p>
            <text:p text:style-name="P13"><text:tab/><text:tab/><text:tab/><text:tab/>if(S_ISREG(atributos.st_mode) &amp;&amp; (atributos.st_mode &amp; S_IXGRP) &amp;&amp; (atributos.st_mode &amp; S_IXOTH))</text:p>
            <text:p text:style-name="P13"><text:tab/><text:tab/><text:tab/><text:tab/>{</text:p>
            <text:p text:style-name="P13"><text:tab/><text:tab/><text:tab/><text:tab/><text:tab/>printf("%s %d \n",entrada-&gt;d_name,entrada-&gt;d_ino );</text:p>
            <text:p text:style-name="P13"><text:tab/><text:tab/><text:tab/><text:tab/><text:tab/>cont+=atributos.st_size;</text:p>
            <text:p text:style-name="P13"><text:tab/><text:tab/><text:tab/><text:tab/><text:tab/>cont2++;</text:p>
            <text:p text:style-name="P13"><text:tab/><text:tab/><text:tab/><text:tab/>}</text:p>
            <text:p text:style-name="P13"><text:tab/><text:tab/><text:tab/>}</text:p>
            <text:p text:style-name="P13"><text:tab/><text:tab/><text:tab/>else</text:p>
            <text:p text:style-name="P13"><text:tab/><text:tab/><text:tab/>{</text:p>
            <text:p text:style-name="P13"><text:tab/><text:tab/><text:tab/><text:tab/>strcpy(new_dir,dir);</text:p>
            <text:p text:style-name="P13"><text:tab/><text:tab/><text:tab/><text:tab/>strcat(new_dir,"/");</text:p>
            <text:p text:style-name="P13"><text:tab/><text:tab/><text:tab/><text:tab/>strcat(new_dir,entrada-&gt;d_name);</text:p>
            <text:p text:style-name="P13"><text:tab/><text:tab/><text:tab/><text:tab/>buscar(new_dir);</text:p>
            <text:p text:style-name="P13"><text:tab/><text:tab/><text:tab/>}</text:p>
            <text:p text:style-name="P13"></text:p>
            <text:p text:style-name="P13"><text:tab/><text:tab/>}</text:p>
            <text:p text:style-name="P13"><text:soft-page-break/><text:tab/><text:tab/>printf("Existen %i archivos regulares con permiso x para grupo y otros\n",cont2);</text:p>
            <text:p text:style-name="P13"><text:tab/><text:tab/>printf("El tamaño total ocupado por dichos archivos es %i bytes\n",cont);</text:p>
            <text:p text:style-name="P13">}</text:p>
            <text:p text:style-name="P13">int main(int argc, char * argv[]){</text:p>
            <text:p text:style-name="P13"><text:tab/>char dir[100];</text:p>
            <text:p text:style-name="P13"><text:tab/>if(argc==1){</text:p>
            <text:p text:style-name="P13"><text:tab/><text:tab/>strcpy(dir,".");</text:p>
            <text:p text:style-name="P13"><text:tab/>}</text:p>
            <text:p text:style-name="P13"><text:tab/>else</text:p>
            <text:p text:style-name="P13"><text:tab/><text:tab/>if(argc==2)</text:p>
            <text:p text:style-name="P13"><text:tab/><text:tab/><text:tab/>strcpy(dir,argv[1]);</text:p>
            <text:p text:style-name="P13"><text:tab/>else</text:p>
            <text:p text:style-name="P13"><text:tab/><text:tab/>{</text:p>
            <text:p text:style-name="P13"><text:tab/><text:tab/><text:tab/>printf("\nSintaxis de ejecucion: ./ejercicio3 ó ./ejercicio3 [&lt;directorio&gt;]\n\n");</text:p>
            <text:p text:style-name="P13"><text:tab/><text:tab/><text:tab/>exit(-1);</text:p>
            <text:p text:style-name="P13"><text:tab/><text:tab/>}</text:p>
            <text:p text:style-name="P13"><text:tab/>buscar(dir);</text:p>
            <text:p text:style-name="P13">}</text:p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DejaVu Serif1" svg:font-family="'DejaVu Serif'" style:font-family-generic="roman" style:font-pitch="variable"/>
    <style:font-face style:name="DejaVu Serif" svg:font-family="'DejaVu Serif'" style:font-adornments="Book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justify" style:justify-single-word="false" fo:orphans="2" fo:widows="2" style:writing-mode="lr-tb"/>
      <style:text-properties style:use-window-font-color="true" style:font-name="DejaVu Serif" fo:font-family="'DejaVu Serif'" style:font-style-name="Book" style:font-family-generic="roman" style:font-pitch="variable" fo:font-size="10pt" style:font-name-asian="Calibri" style:font-family-asian="Calibri" style:font-family-generic-asian="system" style:font-pitch-asian="variable" style:font-size-asian="11pt" style:font-name-complex="Calibri" style:font-family-complex="Calibri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" style:font-family-complex="Mangal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 style:font-family-generic-complex="system" style:font-pitch-complex="variable"/>
    </style:style>
    <style:style style:name="Epígrafe1" style:family="paragraph" style:parent-style-name="Standard"/>
    <style:style style:name="Balloon_20_Text" style:display-name="Balloon Text" style:family="paragraph" style:parent-style-name="Standard"/>
    <style:style style:name="caption" style:family="paragraph" style:parent-style-name="Standard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ítulo_20_21" style:display-name="Título 21" style:family="paragraph" style:parent-style-name="Heading"/>
    <style:style style:name="Título_20_31" style:display-name="Título 31" style:family="paragraph" style:parent-style-name="Heading"/>
    <style:style style:name="Título_20_11" style:display-name="Título 11" style:family="paragraph" style:parent-style-name="Heading"/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5.001cm"/>
        </style:tab-stops>
      </style:paragraph-properties>
    </style:style>
    <style:style style:name="Título_20_41" style:display-name="Título 41" style:family="paragraph" style:parent-style-name="Heading"/>
    <style:style style:name="Título_20_51" style:display-name="Título 51" style:family="paragraph" style:parent-style-name="Heading"/>
    <style:style style:name="Título_20_71" style:display-name="Título 71" style:family="paragraph" style:parent-style-name="Heading"/>
    <style:style style:name="Table" style:family="paragraph" style:parent-style-name="Epígrafe1" style:class="extra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family="'DejaVu Sans Mono'" style:font-family-generic="modern" style:font-pitch="fixed" fo:font-size="10pt" style:font-name-asian="DejaVu Sans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Pie_20_de_20_página1" style:display-name="Pie de página1" style:family="paragraph" style:parent-style-name="Standard"/>
    <style:style style:name="Encabezado1" style:family="paragraph" style:parent-style-name="Standard"/>
    <style:style style:name="Head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  <style:text-properties style:font-size-complex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  <style:text-properties style:font-size-complex="10.5pt"/>
    </style:style>
    <style:style style:name="Frame_20_contents" style:display-name="Frame contents" style:family="paragraph" style:parent-style-name="Text_20_body" style:class="extra"/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Default_20_Paragraph_20_Font" style:display-name="Default Paragraph Font" style:family="text"/>
    <style:style style:name="Texto_20_de_20_globo_20_Car" style:display-name="Texto de globo Car" style:family="text" style:parent-style-name="Default_20_Paragraph_20_Fon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ListLabel_20_1" style:display-name="ListLabel 1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Num1">
      <text:list-level-style-bullet text:level="1" text:style-name="ListLabel_20_1" text:bullet-char="•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◦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▪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•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◦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▪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•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◦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▪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2">
      <text:list-level-style-bullet text:level="1" text:style-name="ListLabel_20_1" text:bullet-char="•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◦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▪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•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◦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▪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•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◦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▪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3">
      <text:list-level-style-bullet text:level="1" text:style-name="ListLabel_20_1" text:bullet-char="➢">
        <style:list-level-properties/>
        <style:text-properties fo:font-family="StarSymbol"/>
      </text:list-level-style-bullet>
      <text:list-level-style-bullet text:level="2" text:style-name="ListLabel_20_1" text:bullet-char="➢">
        <style:list-level-properties/>
        <style:text-properties fo:font-family="StarSymbol"/>
      </text:list-level-style-bullet>
      <text:list-level-style-bullet text:level="3" text:style-name="ListLabel_20_1" text:bullet-char="➢">
        <style:list-level-properties/>
        <style:text-properties fo:font-family="StarSymbol"/>
      </text:list-level-style-bullet>
      <text:list-level-style-bullet text:level="4" text:style-name="ListLabel_20_1" text:bullet-char="➢">
        <style:list-level-properties/>
        <style:text-properties fo:font-family="StarSymbol"/>
      </text:list-level-style-bullet>
      <text:list-level-style-bullet text:level="5" text:style-name="ListLabel_20_1" text:bullet-char="➢">
        <style:list-level-properties/>
        <style:text-properties fo:font-family="StarSymbol"/>
      </text:list-level-style-bullet>
      <text:list-level-style-bullet text:level="6" text:style-name="ListLabel_20_1" text:bullet-char="➢">
        <style:list-level-properties/>
        <style:text-properties fo:font-family="StarSymbol"/>
      </text:list-level-style-bullet>
      <text:list-level-style-bullet text:level="7" text:style-name="ListLabel_20_1" text:bullet-char="➢">
        <style:list-level-properties/>
        <style:text-properties fo:font-family="StarSymbol"/>
      </text:list-level-style-bullet>
      <text:list-level-style-bullet text:level="8" text:style-name="ListLabel_20_1" text:bullet-char="➢">
        <style:list-level-properties/>
        <style:text-properties fo:font-family="StarSymbol"/>
      </text:list-level-style-bullet>
      <text:list-level-style-bullet text:level="9" text:style-name="ListLabel_20_1" text:bullet-char="➢">
        <style:list-level-properties/>
        <style:text-properties fo:font-family="Star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4">
      <text:list-level-style-bullet text:level="1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5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 text:display-levels="2">
        <style:list-level-properties/>
      </text:list-level-style-number>
      <text:list-level-style-number text:level="4" style:num-suffix="." style:num-format="1" text:display-levels="3">
        <style:list-level-properties/>
      </text:list-level-style-number>
      <text:list-level-style-number text:level="5" style:num-suffix="." style:num-format="1" text:display-levels="4">
        <style:list-level-properties/>
      </text:list-level-style-number>
      <text:list-level-style-number text:level="6" style:num-suffix="." style:num-format="1" text:display-levels="5">
        <style:list-level-properties/>
      </text:list-level-style-number>
      <text:list-level-style-number text:level="7" style:num-suffix="." style:num-format="1" text:display-levels="6">
        <style:list-level-properties/>
      </text:list-level-style-number>
      <text:list-level-style-number text:level="8" style:num-suffix="." style:num-format="1" text:display-levels="7">
        <style:list-level-properties/>
      </text:list-level-style-number>
      <text:list-level-style-number text:level="9" style:num-suffix="." style:num-format="1" text:display-levels="8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Num6">
      <text:list-level-style-bullet text:level="1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7">
      <text:list-level-style-bullet text:level="1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8">
      <text:list-level-style-bullet text:level="1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9">
      <text:list-level-style-bullet text:level="1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10">
      <text:list-level-style-bullet text:level="1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11">
      <text:list-level-style-bullet text:level="1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12">
      <text:list-level-style-bullet text:level="1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13">
      <text:list-level-style-number text:level="1" style:num-suffix="." style:num-format="1">
        <style:list-level-properties/>
      </text:list-level-style-number>
      <text:list-level-style-number text:level="2" style:num-suffix=")" style:num-format="a">
        <style:list-level-properties/>
      </text:list-level-style-number>
      <text:list-level-style-number text:level="3" style:num-suffix="." style:num-format="1" text:display-levels="2">
        <style:list-level-properties/>
      </text:list-level-style-number>
      <text:list-level-style-number text:level="4" style:num-suffix="." style:num-format="1" text:display-levels="3">
        <style:list-level-properties/>
      </text:list-level-style-number>
      <text:list-level-style-number text:level="5" style:num-suffix="." style:num-format="1" text:display-levels="4">
        <style:list-level-properties/>
      </text:list-level-style-number>
      <text:list-level-style-number text:level="6" style:num-suffix="." style:num-format="1" text:display-levels="5">
        <style:list-level-properties/>
      </text:list-level-style-number>
      <text:list-level-style-number text:level="7" style:num-suffix="." style:num-format="1" text:display-levels="6">
        <style:list-level-properties/>
      </text:list-level-style-number>
      <text:list-level-style-number text:level="8" style:num-suffix="." style:num-format="1" text:display-levels="7">
        <style:list-level-properties/>
      </text:list-level-style-number>
      <text:list-level-style-number text:level="9" style:num-suffix="." style:num-format="1" text:display-levels="8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Num14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15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16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17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18">
      <text:list-level-style-number text:level="1" style:num-suffix="." style:num-format="1">
        <style:list-level-properties/>
      </text:list-level-style-number>
      <text:list-level-style-number text:level="2" style:num-suffix="." style:num-format="a">
        <style:list-level-properties/>
      </text:list-level-style-number>
      <text:list-level-style-number text:level="3" style:num-suffix="." style:num-format="i" text:display-levels="2">
        <style:list-level-properties fo:text-align="end"/>
      </text:list-level-style-number>
      <text:list-level-style-number text:level="4" style:num-suffix="." style:num-format="1" text:display-levels="3">
        <style:list-level-properties/>
      </text:list-level-style-number>
      <text:list-level-style-number text:level="5" style:num-suffix="." style:num-format="a" text:display-levels="4">
        <style:list-level-properties/>
      </text:list-level-style-number>
      <text:list-level-style-number text:level="6" style:num-suffix="." style:num-format="i" text:display-levels="5">
        <style:list-level-properties fo:text-align="end"/>
      </text:list-level-style-number>
      <text:list-level-style-number text:level="7" style:num-suffix="." style:num-format="1" text:display-levels="6">
        <style:list-level-properties/>
      </text:list-level-style-number>
      <text:list-level-style-number text:level="8" style:num-suffix="." style:num-format="a" text:display-levels="7">
        <style:list-level-properties/>
      </text:list-level-style-number>
      <text:list-level-style-number text:level="9" style:num-suffix="." style:num-format="i" text:display-levels="8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Num19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0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1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2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3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4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5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6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7">
      <text:list-level-style-number text:level="1" style:num-suffix="." style:num-format="1">
        <style:list-level-properties/>
      </text:list-level-style-number>
      <text:list-level-style-number text:level="2" style:num-suffix="." style:num-format="a">
        <style:list-level-properties/>
      </text:list-level-style-number>
      <text:list-level-style-number text:level="3" style:num-suffix="." style:num-format="i" text:display-levels="2">
        <style:list-level-properties fo:text-align="end"/>
      </text:list-level-style-number>
      <text:list-level-style-number text:level="4" style:num-suffix="." style:num-format="1" text:display-levels="3">
        <style:list-level-properties/>
      </text:list-level-style-number>
      <text:list-level-style-number text:level="5" style:num-suffix="." style:num-format="a" text:display-levels="4">
        <style:list-level-properties/>
      </text:list-level-style-number>
      <text:list-level-style-number text:level="6" style:num-suffix="." style:num-format="i" text:display-levels="5">
        <style:list-level-properties fo:text-align="end"/>
      </text:list-level-style-number>
      <text:list-level-style-number text:level="7" style:num-suffix="." style:num-format="1" text:display-levels="6">
        <style:list-level-properties/>
      </text:list-level-style-number>
      <text:list-level-style-number text:level="8" style:num-suffix="." style:num-format="a" text:display-levels="7">
        <style:list-level-properties/>
      </text:list-level-style-number>
      <text:list-level-style-number text:level="9" style:num-suffix="." style:num-format="i" text:display-levels="8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Num28">
      <text:list-level-style-number text:level="1" style:num-suffix="." style:num-format="1">
        <style:list-level-properties/>
      </text:list-level-style-number>
      <text:list-level-style-number text:level="2" style:num-suffix="." style:num-format="a">
        <style:list-level-properties/>
      </text:list-level-style-number>
      <text:list-level-style-number text:level="3" style:num-suffix="." style:num-format="i" text:display-levels="2">
        <style:list-level-properties fo:text-align="end"/>
      </text:list-level-style-number>
      <text:list-level-style-number text:level="4" style:num-suffix="." style:num-format="1" text:display-levels="3">
        <style:list-level-properties/>
      </text:list-level-style-number>
      <text:list-level-style-number text:level="5" style:num-suffix="." style:num-format="a" text:display-levels="4">
        <style:list-level-properties/>
      </text:list-level-style-number>
      <text:list-level-style-number text:level="6" style:num-suffix="." style:num-format="i" text:display-levels="5">
        <style:list-level-properties fo:text-align="end"/>
      </text:list-level-style-number>
      <text:list-level-style-number text:level="7" style:num-suffix="." style:num-format="1" text:display-levels="6">
        <style:list-level-properties/>
      </text:list-level-style-number>
      <text:list-level-style-number text:level="8" style:num-suffix="." style:num-format="a" text:display-levels="7">
        <style:list-level-properties/>
      </text:list-level-style-number>
      <text:list-level-style-number text:level="9" style:num-suffix="." style:num-format="i" text:display-levels="8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Num29">
      <text:list-level-style-number text:level="1" style:num-suffix=")" style:num-format="a">
        <style:list-level-properties/>
      </text:list-level-style-number>
      <text:list-level-style-number text:level="2" style:num-suffix="." style:num-format="a">
        <style:list-level-properties/>
      </text:list-level-style-number>
      <text:list-level-style-number text:level="3" style:num-suffix="." style:num-format="i" text:display-levels="2">
        <style:list-level-properties fo:text-align="end"/>
      </text:list-level-style-number>
      <text:list-level-style-number text:level="4" style:num-suffix="." style:num-format="1" text:display-levels="3">
        <style:list-level-properties/>
      </text:list-level-style-number>
      <text:list-level-style-number text:level="5" style:num-suffix="." style:num-format="a" text:display-levels="4">
        <style:list-level-properties/>
      </text:list-level-style-number>
      <text:list-level-style-number text:level="6" style:num-suffix="." style:num-format="i" text:display-levels="5">
        <style:list-level-properties fo:text-align="end"/>
      </text:list-level-style-number>
      <text:list-level-style-number text:level="7" style:num-suffix="." style:num-format="1" text:display-levels="6">
        <style:list-level-properties/>
      </text:list-level-style-number>
      <text:list-level-style-number text:level="8" style:num-suffix="." style:num-format="a" text:display-levels="7">
        <style:list-level-properties/>
      </text:list-level-style-number>
      <text:list-level-style-number text:level="9" style:num-suffix="." style:num-format="i" text:display-levels="8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Encabezado1">
      <style:paragraph-properties fo:margin-top="0cm" fo:margin-bottom="0cm" style:contextual-spacing="false" fo:line-height="100%"/>
      <style:text-properties fo:color="#999999" style:font-name="Arial" fo:font-size="10pt" style:font-size-asian="10pt" style:font-size-complex="10pt"/>
    </style:style>
    <style:style style:name="MP2" style:family="paragraph" style:parent-style-name="Encabezado1">
      <style:paragraph-properties fo:margin-top="0cm" fo:margin-bottom="0cm" style:contextual-spacing="false" fo:line-height="100%"/>
      <style:text-properties fo:color="#999999"/>
    </style:style>
    <style:style style:name="MP3" style:family="paragraph" style:parent-style-name="Pie_20_de_20_página1">
      <style:text-properties style:font-name="Arial" fo:font-size="10pt" style:font-size-asian="10pt" style:font-size-complex="10pt"/>
    </style:style>
    <style:style style:name="MT1" style:family="text">
      <style:text-properties fo:color="#999999"/>
    </style:style>
    <style:page-layout style:name="Mpm1">
      <style:page-layout-properties fo:page-width="21.001cm" fo:page-height="29.7cm" style:num-format="1" style:print-orientation="portrait" fo:margin-top="1.27cm" fo:margin-bottom="1.27cm" fo:margin-left="1.501cm" fo:margin-right="1.596cm" style:writing-mode="lr-tb" style:layout-grid-color="#c0c0c0" style:layout-grid-lines="27160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229cm" fo:margin-left="0cm" fo:margin-right="0cm" fo:margin-top="0.129cm" style:dynamic-spacing="true"/>
      </style:footer-style>
    </style:page-layout>
  </office:automatic-styles>
  <office:master-styles>
    <style:master-page style:name="Standard" style:page-layout-name="Mpm1">
      <style:header>
        <text:p text:style-name="MP1">Prácticas de Sistemas Operativos<text:tab/><text:tab/><text:tab/> <text:s text:c="5"/>Módulo I. Administración del Sistema Operativo Linux</text:p>
        <text:p text:style-name="MP2"/>
      </style:header>
      <style:footer>
        <text:p text:style-name="MP3"><text:span text:style-name="MT1">Sesión 1. Herramientas de administración básicas</text:span><text:tab/><text:tab/><text:page-number text:select-page="current">6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6.3$Linux_X86_64 LibreOffice_project/420m0$Build-3</meta:generator>
    <meta:creation-date>2011-10-05T09:46:35</meta:creation-date>
    <dc:date>2014-11-21T21:33:36.057117804</dc:date>
    <meta:print-date>2011-10-06T10:39:21</meta:print-date>
    <meta:editing-cycles>188</meta:editing-cycles>
    <meta:editing-duration>PT22H44M13S</meta:editing-duration>
    <meta:document-statistic meta:table-count="9" meta:image-count="1" meta:object-count="0" meta:page-count="6" meta:paragraph-count="139" meta:word-count="500" meta:character-count="4138" meta:non-whitespace-character-count="3384"/>
    <meta:user-defined meta:name="Información 1"/>
    <meta:user-defined meta:name="Información 2"/>
    <meta:user-defined meta:name="Información 3"/>
    <meta:user-defined meta:name="Información 4"/>
  </office:meta>
</office:document-meta>
</file>